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style>
    <style:style style:name="P25" style:family="paragraph" style:parent-style-name="Text_20_body">
      <style:paragraph-properties fo:text-align="justify" style:justify-single-word="false"/>
      <style:text-properties style:font-name="Times New Roman"/>
    </style:style>
    <style:style style:name="P26" style:family="paragraph" style:parent-style-name="Text_20_body">
      <style:paragraph-properties fo:text-align="justify" style:justify-single-word="false"/>
      <style:text-properties style:font-name="Times New Roman"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29"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0"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31"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32" style:family="paragraph" style:parent-style-name="Text_20_body" style:list-style-name="L3">
      <style:text-properties style:font-name="Times" fo:font-style="normal" style:font-size-asian="10.5pt" style:font-style-asian="normal" style:font-size-complex="12pt" style:font-style-complex="normal"/>
    </style:style>
    <style:style style:name="P33" style:family="paragraph" style:parent-style-name="Text_20_body">
      <style:text-properties style:font-name="Times" fo:font-style="normal" style:font-style-asian="normal" style:font-style-complex="normal"/>
    </style:style>
    <style:style style:name="P34" style:family="paragraph" style:parent-style-name="Text_20_body" style:list-style-name="L4">
      <style:text-properties style:font-name="Times" fo:font-style="normal" style:font-style-asian="normal" style:font-style-complex="normal"/>
    </style:style>
    <style:style style:name="P35" style:family="paragraph" style:parent-style-name="Text_20_body">
      <style:paragraph-properties fo:text-align="justify" style:justify-single-word="false"/>
      <style:text-properties style:font-name="Times" fo:font-style="normal" style:font-style-asian="normal" style:font-style-complex="normal"/>
    </style:style>
    <style:style style:name="P36" style:family="paragraph" style:parent-style-name="Text_20_body" style:list-style-name="L2">
      <style:text-properties fo:font-size="12pt"/>
    </style:style>
    <style:style style:name="P37" style:family="paragraph" style:parent-style-name="Text_20_body">
      <style:text-properties fo:font-size="12pt" style:font-size-asian="10.5pt" style:font-size-complex="12pt"/>
    </style:style>
    <style:style style:name="P38" style:family="paragraph" style:parent-style-name="Text_20_body">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fo:font-size="12pt" style:font-size-asian="12pt"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42"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3"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44" style:family="paragraph" style:parent-style-name="Text_20_body" style:list-style-name="L6">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cm" fo:margin-bottom="0cm" fo:text-align="justify" style:justify-single-word="false" fo:orphans="2" fo:widows="2" style:writing-mode="lr-tb"/>
      <style:text-properties style:font-name="Times" fo:font-size="12pt" style:font-size-asian="12pt" style:font-size-complex="12pt"/>
    </style:style>
    <style:style style:name="P4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47"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48"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Times New Roman"/>
    </style:style>
    <style:style style:name="P51" style:family="paragraph" style:parent-style-name="Heading_20_1">
      <style:paragraph-properties fo:break-before="page"/>
      <style:text-properties style:font-name="Times"/>
    </style:style>
    <style:style style:name="P52" style:family="paragraph" style:parent-style-name="Heading_20_1">
      <style:paragraph-properties fo:break-before="page"/>
      <style:text-properties style:font-name="Times" fo:font-style="normal" style:font-style-asian="normal" style:font-style-complex="normal"/>
    </style:style>
    <style:style style:name="P53" style:family="paragraph" style:parent-style-name="Heading_20_2">
      <style:text-properties style:font-name="Times New Roman" fo:font-style="normal" style:font-style-asian="normal" style:font-style-complex="normal"/>
    </style:style>
    <style:style style:name="P54"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55" style:family="paragraph" style:parent-style-name="Heading_20_2">
      <style:text-properties style:font-name="Times" fo:font-size="14pt" fo:font-style="normal" style:font-size-asian="14pt" style:font-style-asian="normal" style:font-size-complex="14pt" style:font-style-complex="normal"/>
    </style:style>
    <style:style style:name="P56" style:family="paragraph" style:parent-style-name="Heading_20_2">
      <style:text-properties style:font-name="Times" fo:font-style="normal" style:font-size-asian="10.5pt" style:font-style-asian="normal" style:font-size-complex="12pt" style:font-style-complex="normal"/>
    </style:style>
    <style:style style:name="P57" style:family="paragraph" style:parent-style-name="Heading_20_2">
      <style:text-properties style:font-name="Times" fo:font-style="normal" style:font-style-asian="normal" style:font-style-complex="normal"/>
    </style:style>
    <style:style style:name="P58" style:family="paragraph" style:parent-style-name="Heading_20_2">
      <style:text-properties style:font-name="Times" fo:font-style="normal" style:font-style-asian="normal" style:font-style-complex="normal"/>
    </style:style>
    <style:style style:name="P59"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60" style:family="paragraph" style:parent-style-name="Heading_20_3">
      <style:text-properties fo:font-size="12pt" style:font-size-asian="12pt" style:font-size-complex="12pt"/>
    </style:style>
    <style:style style:name="P61" style:family="paragraph" style:parent-style-name="Heading_20_3">
      <style:text-properties style:font-name="Times" fo:font-size="12pt" fo:font-weight="bold" style:font-size-asian="12pt" style:font-weight-asian="bold" style:font-size-complex="12pt" style:font-weight-complex="bold"/>
    </style:style>
    <style:style style:name="P62" style:family="paragraph" style:parent-style-name="Heading_20_3">
      <style:text-properties style:font-name="Times" fo:font-size="12pt" style:font-size-asian="12pt" style:font-size-complex="12pt"/>
    </style:style>
    <style:style style:name="P63" style:family="paragraph" style:parent-style-name="Standard" style:master-page-name="Standard">
      <style:paragraph-properties fo:text-align="center" style:justify-single-word="false" style:page-number="auto"/>
      <style:text-properties style:font-name="Times New Roman"/>
    </style:style>
    <style:style style:name="P64" style:family="paragraph" style:parent-style-name="Standard">
      <style:paragraph-properties fo:text-align="justify" style:justify-single-word="false"/>
      <style:text-properties style:font-name="Times" fo:font-style="normal" style:font-style-asian="normal"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weight-asian="normal" style:font-weight-complex="normal"/>
    </style:style>
    <style:style style:name="T20" style:family="text">
      <style:text-properties fo:font-weight="normal" style:font-name-asian="Arial" style:font-weight-asian="normal" style:font-name-complex="Arial" style:font-weight-complex="norm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4" style:family="text">
      <style:text-properties fo:font-variant="normal" fo:text-transform="none" fo:color="#000000" style:text-line-through-style="none" fo:letter-spacing="normal" fo:font-style="normal" style:text-underline-style="none"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font-style-asian="normal" style:font-style-complex="normal"/>
    </style:style>
    <style:style style:name="T26" style:family="text">
      <style:text-properties fo:font-variant="normal" fo:text-transform="none" fo:color="#000000" style:text-line-through-style="none" fo:letter-spacing="normal" fo:font-style="italic" style:text-underline-style="none" fo:font-weight="normal" style:text-blinking="false" fo:background-color="transparent" style:font-style-asian="italic" style:font-style-complex="italic"/>
    </style:style>
    <style:style style:name="T27" style:family="text">
      <style:text-properties fo:font-variant="normal" fo:text-transform="none" fo:color="#000000" style:text-line-through-style="none" fo:letter-spacing="normal" fo:font-style="italic" style:text-underline-style="none" style:text-blinking="false" fo:background-color="transparent" style:font-style-asian="italic" style:font-style-complex="italic"/>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fo:font-size="9.64999961853027pt" fo:letter-spacing="normal"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31" style:family="text">
      <style:text-properties fo:font-variant="normal" fo:text-transform="none" fo:color="#000000" style:text-line-through-style="none" style:font-name="Times" fo:font-size="9.64999961853027pt" fo:letter-spacing="normal" fo:font-style="normal" style:text-underline-style="none" fo:font-weight="normal" style:text-blinking="false" fo:background-color="transparent"/>
    </style:style>
    <style:style style:name="T32" style:family="text">
      <style:text-properties fo:font-variant="normal" fo:text-transform="none" fo:color="#000000" style:text-line-through-style="none" style:font-name="Times" fo:letter-spacing="normal" fo:font-style="normal" style:text-underline-style="none" style:text-blinking="false" fo:background-color="transparent"/>
    </style:style>
    <style:style style:name="T33" style:family="text">
      <style:text-properties fo:font-variant="normal" fo:text-transform="none" fo:color="#000000" style:text-line-through-style="none" style:font-name="Times" fo:font-size="16.1000003814697pt" fo:letter-spacing="normal" fo:font-style="normal" style:text-underline-style="none" style:text-blinking="false" fo:background-color="transparent" style:font-size-asian="16.1000003814697pt" style:font-size-complex="16.1000003814697pt"/>
    </style:style>
    <style:style style:name="T34" style:family="text">
      <style:text-properties fo:font-variant="normal" fo:text-transform="none" fo:color="#000000" fo:letter-spacing="normal" fo:font-style="normal" fo:font-weight="bold"/>
    </style:style>
    <style:style style:name="T35" style:family="text">
      <style:text-properties fo:font-variant="normal" fo:text-transform="none" fo:color="#000000" fo:letter-spacing="normal" fo:font-style="normal" fo:font-weight="normal" style:font-weight-asian="normal" style:font-weight-complex="normal"/>
    </style:style>
    <style:style style:name="T36" style:family="text">
      <style:text-properties fo:font-size="12pt" style:font-size-asian="10.5pt" style:font-size-complex="12pt"/>
    </style:style>
    <style:style style:name="T37" style:family="text">
      <style:text-properties style:font-name="Times" fo:font-style="normal" style:font-size-asian="10.5pt" style:font-style-asian="normal" style:font-size-complex="12pt" style:font-style-complex="normal"/>
    </style:style>
    <style:style style:name="T38" style:family="text">
      <style:text-properties style:font-name="Times" fo:font-style="normal" style:font-size-asian="12pt" style:font-style-asian="normal" style:font-size-complex="12pt" style:font-style-complex="normal"/>
    </style:style>
    <style:style style:name="T39" style:family="text">
      <style:text-properties style:font-name="Times" fo:font-style="normal" style:font-style-asian="normal" style:font-style-complex="normal"/>
    </style:style>
    <style:style style:name="T40" style:family="text">
      <style:text-properties style:font-name="Times" fo:font-size="12pt" style:font-size-asian="12pt" style:font-size-complex="12pt"/>
    </style:style>
    <style:style style:name="T41" style:family="text">
      <style:text-properties style:font-name="Times" fo:font-size="12pt" style:font-size-asian="10.5pt" style:font-size-complex="12pt"/>
    </style:style>
    <style:style style:name="T42"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43" style:family="text">
      <style:text-properties style:text-line-through-style="none" style:text-underline-style="none" fo:font-weight="normal" style:text-blinking="false" fo:background-color="transparent"/>
    </style:style>
    <style:style style:name="T44" style:family="text">
      <style:text-properties style:text-line-through-style="none" style:text-underline-style="none" style:text-blinking="false" fo:background-color="transparent"/>
    </style:style>
    <style:style style:name="T45" style:family="text">
      <style:text-properties style:font-name="Times New Roman" fo:font-size="12pt" style:font-size-asian="12pt" style:font-size-complex="12pt"/>
    </style:style>
    <style:style style:name="T46" style:family="text">
      <style:text-properties fo:font-weight="bold" style:font-weight-asian="bold" style:font-weight-complex="bold"/>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Resoconto stage</text:p>
      <text:p text:style-name="P15"/>
      <text:p text:style-name="P12">Sommario</text:p>
      <text:p text:style-name="P11"/>
      <text:p text:style-name="P11">Il presente documento riassume le attività svolte durante la realizzazione del progetto di stage Drawing App, ponendo particolare attenzione sugli standard studiati, sulle tecnologie implementate e sul comportamento dei dispositivi mobile. </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resoconto_stage</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Inserita lista requisi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Terminata stesura casi d'uso</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capitolo 2.3 competitors ed iniziata stesura casi d'uso</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i 2.1 e 2.2</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20"> </text:span><text:span text:style-name="T18">1:</text:span><text:span text:style-name="T20"> </text:span><text:span text:style-name="T18">registro</text:span><text:span text:style-name="T20"> </text:span><text:span text:style-name="T18">delle</text:span><text:span text:style-name="T20">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20_5f_5f_5f_10"/>
            <text:index-source-style text:style-name="Heading_5f_5f_5f_20_5f_5f_5f_10"/>
            <text:index-source-style text:style-name="Heading_5f_5f_5f_20_5f_5f_5f_10"/>
            <text:index-source-style text:style-name="Heading_5f_5f_5f_20_5f_5f_5f_10"/>
          </text:index-source-styles>
          <text:index-source-styles text:outline-level="10">
            <text:index-source-style text:style-name="Heading_5f_5f_5f_20_5f_5f_5f_10"/>
          </text:index-source-styles>
        </text:table-of-content-source>
        <text:index-body>
          <text:p text:style-name="P46">1 Introduzione<text:tab/>4</text:p>
          <text:p text:style-name="P47">1.1 Scopo del documento<text:tab/>4</text:p>
          <text:p text:style-name="P47">1.2 Scopo del prodotto<text:tab/>4</text:p>
          <text:p text:style-name="P47">1.3 Glossario<text:tab/>4</text:p>
          <text:p text:style-name="P47">1.4 Riferimenti<text:tab/>4</text:p>
          <text:p text:style-name="P48">1.4.1 Normativi<text:tab/>4</text:p>
          <text:p text:style-name="P46">2 Strumenti e risorse<text:tab/>5</text:p>
          <text:p text:style-name="P47">2.1 Hardware<text:tab/>5</text:p>
          <text:p text:style-name="P47">2.2 Editor e versionamento<text:tab/>5</text:p>
          <text:p text:style-name="P47">2.3 Strumenti utilizzati<text:tab/>5</text:p>
          <text:p text:style-name="P46">3 Fase di analisi<text:tab/>6</text:p>
          <text:p text:style-name="P47">3.1 Concept dell'applicazione<text:tab/>6</text:p>
          <text:p text:style-name="P47">3.2 Studio delle tecnologie<text:tab/>6</text:p>
          <text:p text:style-name="P48">3.2.1 Tecnologie per il disegno<text:tab/>6</text:p>
          <text:p text:style-name="P48">3.2.2 Curve di Beziér <text:tab/>7</text:p>
          <text:p text:style-name="P48">3.2.3 Tecnologie per la registrazione audio<text:tab/>7</text:p>
          <text:p text:style-name="P48">3.2.4 Tecnologie per la condivisione del foglio di lavoro<text:tab/>8</text:p>
          <text:p text:style-name="P48">3.2.5 Considerazioni finali<text:tab/>8</text:p>
        </text:index-body>
      </text:table-of-content>
      <text:p text:style-name="P23"/>
      <text:p text:style-name="P20"/>
      <text:p text:style-name="P18"/>
      <text:h text:style-name="P50" text:outline-level="1">1 Introduzione</text:h>
      <text:h text:style-name="P53" text:outline-level="2">1.1 Scopo del documento</text:h>
      <text:p text:style-name="P25">Lo scopo del documento è quello di esporre le varie attività svolte durante la realizzazione del progetto di stage Drawing App, sia dal punto di vista dello sviluppo software che di studio e ricerca tecnologica. </text:p>
      <text:h text:style-name="P53" text:outline-level="2">1.2 Scopo del prodotto</text:h>
      <text:p text:style-name="P26">Il prodotto ha lo scopo di realizzare un’applicazione dedicata a dispositivi mobile come tablet e smartphone,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53" text:outline-level="2">1.3 Glossario</text:h>
      <text:p text:style-name="P26"><text:span text:style-name="T21">Per</text:span><text:span text:style-name="T22"> </text:span><text:span text:style-name="T21">praticità</text:span><text:span text:style-name="T22"> </text:span><text:span text:style-name="T21">e</text:span><text:span text:style-name="T22"> </text:span><text:span text:style-name="T21">a</text:span><text:span text:style-name="T22"> </text:span><text:span text:style-name="T21">scanso</text:span><text:span text:style-name="T22"> </text:span><text:span text:style-name="T21">di</text:span><text:span text:style-name="T22"> </text:span><text:span text:style-name="T21">equivoci,</text:span><text:span text:style-name="T22"> </text:span><text:span text:style-name="T21">verrà</text:span><text:span text:style-name="T22"> </text:span><text:span text:style-name="T21">creato</text:span><text:span text:style-name="T22"> </text:span><text:span text:style-name="T21">un</text:span><text:span text:style-name="T22"> </text:span><text:span text:style-name="T21">apposito</text:span><text:span text:style-name="T22"> </text:span><text:span text:style-name="T21">documento</text:span><text:span text:style-name="T22"> </text:span><text:span text:style-name="T21">denominato</text:span><text:span text:style-name="T22"> “</text:span><text:span text:style-name="T21">Glossario</text:span><text:span text:style-name="T22">” </text:span><text:span text:style-name="T21">che</text:span><text:span text:style-name="T22"> </text:span><text:span text:style-name="T21">conterrà</text:span><text:span text:style-name="T22"> </text:span><text:span text:style-name="T21">tutti</text:span><text:span text:style-name="T22"> </text:span><text:span text:style-name="T21">i</text:span><text:span text:style-name="T22"> </text:span><text:span text:style-name="T21">termini</text:span><text:span text:style-name="T22"> </text:span><text:span text:style-name="T21">e</text:span><text:span text:style-name="T22"> </text:span><text:span text:style-name="T21">le</text:span><text:span text:style-name="T22"> </text:span><text:span text:style-name="T21">sigle</text:span><text:span text:style-name="T22"> </text:span><text:span text:style-name="T21">utilizzate</text:span><text:span text:style-name="T22"> </text:span><text:span text:style-name="T21">nel</text:span><text:span text:style-name="T22"> </text:span><text:span text:style-name="T21">presente</text:span><text:span text:style-name="T22"> </text:span><text:span text:style-name="T21">documento.</text:span><text:span text:style-name="T22"> </text:span><text:span text:style-name="T21">Questi</text:span><text:span text:style-name="T22"> </text:span><text:span text:style-name="T21">termini</text:span><text:span text:style-name="T22"> </text:span><text:span text:style-name="T21">verranno</text:span><text:span text:style-name="T22"> </text:span><text:span text:style-name="T21">contrassegnati</text:span><text:span text:style-name="T22"> </text:span><text:span text:style-name="T21">all</text:span><text:span text:style-name="T22">’</text:span><text:span text:style-name="T21">interno</text:span><text:span text:style-name="T22"> </text:span><text:span text:style-name="T21">del</text:span><text:span text:style-name="T22"> </text:span><text:span text:style-name="T21">testo</text:span><text:span text:style-name="T22"> </text:span><text:span text:style-name="T21">con</text:span><text:span text:style-name="T22"> </text:span><text:span text:style-name="T21">un</text:span><text:span text:style-name="T22">’</text:span><text:span text:style-name="T21">apposita</text:span><text:span text:style-name="T22"> </text:span><text:span text:style-name="T21">sottolineatura.</text:span></text:p>
      <text:h text:style-name="P54" text:outline-level="2">1.4 Riferimenti</text:h>
      <text:h text:style-name="P59" text:outline-level="3">1.4.1 Normativi</text:h>
      <text:list xml:id="list420543640" text:style-name="L1">
        <text:list-item>
          <text:p text:style-name="P29">Documento di Analisi dei Requisiti, v 1.0 (Analisi_dei_requisiti_V1.0.pdf)</text:p>
        </text:list-item>
        <text:list-item>
          <text:p text:style-name="P29">Documento di Specifica tecnica, v 1.0 (Specifica_tecnica_V1.0.pdf)</text:p>
        </text:list-item>
      </text:list>
      <text:p text:style-name="P28"/>
      <text:h text:style-name="P51" text:outline-level="1">2 Strumenti e risorse</text:h>
      <text:p text:style-name="P27">Di seguito verranno elencati gli strumenti e le risorse, software ed hardware, utilizzate all'interno del progetto Drawing App. Per maggiori informazioni consultare il documento di Specifica tecnica, capitolo 2.</text:p>
      <text:h text:style-name="P55" text:outline-level="2">2.1 Hardware</text:h>
      <text:list xml:id="list377480386" text:style-name="L2">
        <text:list-item>
          <text:p text:style-name="P31">Persona Computer con S.O. Mac OSX Lion 10.7.4</text:p>
        </text:list-item>
        <text:list-item>
          <text:p text:style-name="P31">Spart Phone LG Optimus One P500 </text:p>
        </text:list-item>
        <text:list-item>
          <text:p text:style-name="P36"><text:span text:style-name="T37">Tablet </text:span><text:span text:style-name="T38">Acer Iconia A500 </text:span></text:p>
        </text:list-item>
      </text:list>
      <text:h text:style-name="P56" text:outline-level="2">2.2 Editor e versionamento</text:h>
      <text:list xml:id="list315359447" text:style-name="L3">
        <text:list-item>
          <text:p text:style-name="P32">Eclipse 3.7.2 (per i test dell'applicativo Android)</text:p>
        </text:list-item>
        <text:list-item>
          <text:p text:style-name="P32">Sublime Text 2 (per la realizzazione del codice Javascritp, HTML5 e CSS)</text:p>
        </text:list-item>
        <text:list-item>
          <text:p text:style-name="P32">Git (strumento per il versionamento)</text:p>
        </text:list-item>
      </text:list>
      <text:h text:style-name="P57" text:outline-level="2">2.3 Strumenti utilizzati</text:h>
      <text:list xml:id="list2073273763" text:style-name="L4">
        <text:list-item>
          <text:p text:style-name="P34">HTML5</text:p>
        </text:list-item>
        <text:list-item>
          <text:p text:style-name="P34">Javascript</text:p>
        </text:list-item>
        <text:list-item>
          <text:p text:style-name="P34">JQuery 1.7.2</text:p>
        </text:list-item>
        <text:list-item>
          <text:p text:style-name="P34">JSON</text:p>
        </text:list-item>
        <text:list-item>
          <text:p text:style-name="P34">Android SDK</text:p>
        </text:list-item>
        <text:list-item>
          <text:p text:style-name="P34">PhoneGap – Cordova 1.8.1</text:p>
        </text:list-item>
      </text:list>
      <text:p text:style-name="P33"/>
      <text:h text:style-name="P52" text:outline-level="1">3 Fase di analisi</text:h>
      <text:p text:style-name="P35">In questo capitolo verrà illustrato innanzitutto il concept iniziale proposto dall'azienda Zucchetti S.p.a. relativo all'applicazione Drawing App. Verranno poi illustrate le successive fasi di analisi svolte per verificarne la fattibilità e lo studio delle tecnologie, con le annesse conclusioni raggiunte.</text:p>
      <text:h text:style-name="P57" text:outline-level="2">3.1 Concept dell'applicazione</text:h>
      <text:p text:style-name="P24">Il concept di partenza dell'applicazione prevedeva che si studiasse la fattibilità di un'applicazione Web per la stesura di appunti, dedicata a dispositivi mobile quali tablet e smartphone. L'applicazione non avrebbe dovuto richiedere quindi d'essere installata, ne quindi l'utilizzo di particolari plug-in. L'unico pre-requisito di cui l'utente doveva essere in possesso era un browser web compatibile con HTML5 e JavaScript. </text:p>
      <text:p text:style-name="P64">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57" text:outline-level="2">3.2 Studio delle tecnologie</text:h>
      <text:p text:style-name="P27"><text:span text:style-name="T39">Prima di sviluppare l'applicazione vera e propria è stata necessaria un'accurata fase di studio delle tecnologie disponibili. Questa operazione si è rivelata fondamentale in quanto ha evidenziato alcuni limiti delle tecnologie attualmente disponibili per dispositivi mobile, determinando quindi in che direzione far evolvere il progetto di stage, quali funzionalità adottare e quali invece accantonare. </text:span></text:p>
      <text:h text:style-name="P60" text:outline-level="3"><text:span text:style-name="T39">3.2.1 Tecnologie per il disegno</text:span></text:h>
      <text:p text:style-name="P27">La strada più ovvia da percorrere per poter realizzare un'applicazione di disegno per dispositivi mobile tramite web è quella di utilizzare HTML5 e Javascript. HTML5 mette infatti a disposizione il tag &lt;canvas&gt; che permette di poter disegnare forme, linee, renderizzare testo, importare immagini, manipolare pixel ed esportare il contenuto in un file statico. Tale strumento deve però essere utilizzato in concomitanza con apposite funzioni in javascript che permettono di accedere al drawing context e disegnare all'interno dell'area. La peculiarità del canvas sta nel fatto che, ogni qualvolta qualcosa viene disegnato al suo interno, questo viene trasformato in semplici pixel. Tale caratteristica, se da un lato rende canvas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canvas, sarà necessario ripulire l'intera area e ridisegnare tutto ciò che è stato tracciato in precedenza, ad eccezione dell'ultimo tratto.</text:p>
      <text:h text:style-name="Heading_20_3" text:outline-level="3"><text:soft-page-break/><text:span text:style-name="T40">3.2.2 Curve di Beziér</text:span> </text:h>
      <text:p text:style-name="P27">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45">è </text:span><text:span text:style-name="T28">stato condotto uno studio di ricerca per la sua eventuale implementazione e sono stati realizzati dei semplici test per verificarne la fattibilità ed efficienza.</text:span></text:p>
      <text:p text:style-name="P27"><text:span text:style-name="T28">JavaScript mette a disposizione, di default, una funzione molto utile denominata “bezierCurveTo” che permette di disegnare, per l’appunto, una curva di Beziér. Il prototipo di tale funzione è il seguente: </text:span></text:p>
      <text:p text:style-name="P42">bezierCurveTo(cp1x, cp1y, cp2x, cp2y, x, y) </text:p>
      <text:p text:style-name="P30"><text:line-break/><text:span text:style-name="T19">e</text:span><text:span text:style-name="T42"> per poter tracciare una curva, necessita d’avere le coordinate di due punti di controllo e del punto di arrivo fino a cui disegnare la curva. Essa è in grado di disegnare curve con una certa precisione e di differenti forme.</text:span></text:p>
      <text:p text:style-name="P30"><text:span text:style-name="T42">Esiste poi anche un’altra funzione per tracciare curve il cui prototipo è:</text:span></text:p>
      <text:p text:style-name="P42">cubicCurveTo(cpx, cpy, x, y)</text:p>
      <text:p text:style-name="P41"><text:span text:style-name="T34"><text:line-break/></text:span><text:span text:style-name="T35">ed essa</text:span><text:span text:style-name="T23"> necessita invece di un unico punto di controllo e di un punto d’arrivo. Ciò però comporta che la curva che è possibile tracciare possieda una minor precisione e le forme che possono essere disegnate sono più limitate.</text:span></text:p>
      <text:p text:style-name="P41"><text:span text:style-name="T23">L’implementazione del disegno del tratto tramite curve di Beziér richiede quindi che, dall’array di punti che vengono registrati al verificarsi dell’evento touch, siano individuati i punti di controllo tra i vari segmenti di cui è costituito un tratto. Una volta individuati, si procederà quindi alla stesura vera e propria.</text:span></text:p>
      <text:p text:style-name="P41"><text:span text:style-name="T35">I test condotti sulla versione </text:span><text:span text:style-name="T23">preliminare della correzione del tratto hanno portato ad alcuni risultati e considerazioni interessanti: tale funzionalità, se da un lato permette d’avere dei tratti più armoniosi e visivamente migliori, dall’altro aumenta non poco la pesantezza dell’applicazione sui dispositivi tablet, causando un certo ritardo nella correzione del tratto disegnato e, a volte, anche del tracciamento del tratto stesso. Tale problema è dovuto alla natura del canvas: come evidenziato nella sezione 3.2.1, ogni qualvolta sia necessario modificare il contenuto del canvas si dovrà anche procedere alla pulizia dell'area e alla ristesura dell'intero disegno. Sorge quindi una domanda ovvero se ha davvero senso sacrificare la velocità e reattività dell’applicazione in favore di un aspetto più accattivante.</text:span></text:p>
      <text:h text:style-name="P61" text:outline-level="3"><text:span text:style-name="T24">3.2.3 Tecnologie per la registrazione audio</text:span></text:h>
      <text:p text:style-name="P27"><text:bookmark text:name="internal-source-marker_0.16797368973493576"/><text:span text:style-name="T43">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span></text:p>
      <text:p text:style-name="P27"><text:span text:style-name="T43">HTML5 attualmente mette a disposizione funzionalità che permettono di ottenere il </text:span><text:soft-page-break/><text:span text:style-name="T43">controllo di alcune componenti hardware del computer come microfono o web-cam. Ciò è realizzato tramite delle API, denominate Web RTC, che attraverso la funzione getUserMedia(),</text:span><text:span text:style-name="T44"> </text:span><text:span text:style-name="T43">consentono di ottenere gli input desiderati. Attualmente le API di HTML non sono però in grado di consentire la registrazione degli streaming video ed audio in input al device. Inoltre, attualmente solo un limitato numero di browser web desktop è in grado di supportarle, tra cui le versioni beta di Google Chrome denominata Canari ed opera Next. Per quanto riguarda i dispositivi mobile, anche sotto questo versante il supporto alle API di HTML5 e alla funzione getUserMedia() è molto limitato ed attualmente presente unicamente nella versione beta di Opera Mobile e Chrome per dispositivi Android.</text:span></text:p>
      <text:p text:style-name="P27"><text:span text:style-name="T43">Al momento non è quindi possibile effettuare la registrazione dei media provenienti da webcam o microfoni dei dispositivi desktop e mobile, a meno che non si utilizzino plug-in o applicazioni native.</text:span></text:p>
      <text:h text:style-name="P62" text:outline-level="3"><text:span text:style-name="T44">3.2.4 Tecnologie per la condivisione del foglio di lavoro</text:span></text:h>
      <text:p text:style-name="P38"><text:span text:style-name="T25">L'ultimo punto su cui il concept iniziale si basava era legato alla condivisione, da parte di più utenti, del medesimo foglio di lavoro. Anche in questo caso è stata realizzata una versione preliminare di prova per verificarne la fattibilità su dispositivi mobile ed è stato utilizzata la librerie javascript denominate JWebSocket. Queste librerie permettono di condividere un’area di lavoro comune all’interno della quale, in questo caso, è possibile disegnare in maniera simultanea sullo stesso canvas. Per quanto riguarda la compatibilità, JWebSocket è compatibile con le ultime versioni dei maggiori browser web desktop, mentre il supporto ai dispositivi mobile è totalmente assente, a parte nell'ultima versione del browser Chrome. </text:span></text:p>
      <text:h text:style-name="Heading_20_3" text:outline-level="3"><text:span text:style-name="T30">3.2.5 Considerazioni finali</text:span></text:h>
      <text:p text:style-name="P27"><text:span text:style-name="T30">La fase di studio tecnologico ha portato a delle importanti conclusioni: non solo è stato possibile definire quali strumenti adottare per svolgere determinate funzioni, ma sono state anche definite quali funzionalità fosse possibile realizzare e quali invece no.</text:span></text:p>
      <text:p text:style-name="P27"><text:span text:style-name="T30">Per realizzare la base dell'applicativo si è scelto di utilizzare quindi il tag &lt;canvas&gt; di HTML5 in combinazione con Javascript in quanto unico mezzo con cui realizzare, tramite web, ciò che il progetto di stage richiedeva. </text:span></text:p>
      <text:p text:style-name="P27"><text:span text:style-name="T30">La realizzazione della correzione del tratto tramite curve di Beziér è stata invece scartata in quanto, nonostante i vantaggi estetici che avrebbe comportato, non riusciva a garantire una velocità della stesura del tratto soddisfacente. I test sono stati condotti su più dispositivi ed il risultato ottenuto, nonostante alcune piccole variazioni, è stato il medesimo. Si è in conclusione scelto di dar priorità all'efficienza piuttosto che all'estetica: un'applicazione per il disegno che non è in grado di rispondere adeguatamente agli input dell'utente non è decisamente consigliata.</text:span></text:p>
      <text:p text:style-name="P27"><text:span text:style-name="T30">L'esplorazione delle tecnologie relative alla registrazione audio ha dato esito negativo, evidenziando una situazione decisamente acerba degli strumenti a disposizione. Gli unici strumenti disponibili per effettuare la registrazione dell'audio tramite browser web desktop sono rappresentati da plug-in in flash o altri linguaggi, mentre su dispositivi mobile, attualmente, non esiste nulla che permette di fare ciò. Poiché la registrazione dell'audio rappresenta uno dei punti focali su cui verte il progetto di stage, si è deciso di implementare tale funzionalità sui dispositivi mobile tramite l'utilizzo di un Framework mobile di sviluppo open source denominato PhoneGap. Questo strumento permette di realizzare del codice HTML, CSS e Javascript, ed importarlo all'interno di </text:span><text:soft-page-break/><text:span text:style-name="T30">un'applicazione nativa per smartphone, dando la possibilità di accedere all'hardware come memoria interna, microfono, fotocamera e via dicendo. In questo modo si manterrà in parte la natura web dell'applicazione, garantendo comunque che una delle funzionalità fondamentali venga realizzata.</text:span></text:p>
      <text:p text:style-name="P27"><text:span text:style-name="T30">Vista infine la difficoltà nel reperire tecnologie per la condivisione del foglio di lavoro compatibili con i dispositivi mobile e, soprattutto, la decisione di realizzare un'applicazione nativa locale per smartphone, si è convenuto di accantonare tale funzionalità.</text:span></text:p>
      <text:p text:style-name="P27"><text:span text:style-name="T30">Al termine di questa fase di analisi tecnologica è emerso quindi un nuovo concept dal quale si è partiti per dare vita all'applicazione oggetto di stage, denominata Drawing App. </text:span></text:p>
      <text:h text:style-name="P49" text:outline-level="1"><text:span text:style-name="T33">4 Realizzazione dell'applicativo</text:span></text:h>
      <text:p text:style-name="P37"><text:span text:style-name="T32">Verrà illustrato di seguito come sono state realizzate le funzionalità del software …</text:span></text:p>
      <text:h text:style-name="Heading_20_2" text:outline-level="2"><text:span text:style-name="T32">4.1 Componente di disegno</text:span></text:h>
      <text:p text:style-name="P39"><text:span text:style-name="T24">Come già accennato, per realizzare l'area di disegno si è fatto uso del linguaggio HTML5 e Javascript, in particolare verrà utilizzato il tag </text:span><text:span text:style-name="T27">&lt;canvas&gt;</text:span><text:span text:style-name="T24"> per offrire lo spazio su cui compiere i tratti. Per poter compiere però queste operazioni, dovremo servirci di alcune funzioni che Javascript mette a disposizione per poter intercettare gli input di tipo touch.</text:span></text:p>
      <text:p text:style-name="P39"><text:span text:style-name="T24">Attraverlo la funzione </text:span><text:span text:style-name="T27">getElementById</text:span><text:span text:style-name="T24"> richiamata sull'oggetto </text:span><text:span text:style-name="T27">document</text:span><text:span text:style-name="T24">, che rappresenta la pagina HTML, si sono ottenuti i vari componenti necessari all'interazione per il disegno. <text:s/></text:span><text:span text:style-name="T23">Innanzitutto si è preso il </text:span><text:span text:style-name="T26">div</text:span><text:span text:style-name="T23"> adibito a contenere l’area di disegno e vi si è appeso il nuovo oggetto appositamente creato di tipo canvas. Sono stati poi estratti i vari pulsanti adibiti alle operazioni descritte nel documento di Analisi dei requisiti.</text:span></text:p>
      <text:p text:style-name="P43">Per permettere però l'effettiva stesura del tratto, è necessario appendere all'area di disegno degli appositi eventi che vanno a richiamare quelle funzioni di Javascript quando avviene una precisa interazione con lo schermo tramite tocco. Nel dettaglio le funzioni relative agli eventi touch sono:</text:p>
      <text:p text:style-name="P43"/>
      <text:list xml:id="list1015780734" text:style-name="L6">
        <text:list-item>
          <text:p text:style-name="P44"><text:span text:style-name="T46">touchstart</text:span>: evento che si attiva quando un dito viene poggiatosulla superficie dello schermo. E' possibile determinare la sua posizione in termini di coordinate x, y.</text:p>
        </text:list-item>
        <text:list-item>
          <text:p text:style-name="P44"><text:span text:style-name="T46">touchmove</text:span>: si attiva quando un dito già poggiato sulla superficie dello schermo si sposta. Esso traccia i movimenti, fornendo anche in questo caso le coordinate x, y del dito.</text:p>
        </text:list-item>
      </text:list>
      <text:p text:style-name="P43"/>
      <text:p text:style-name="P45"><text:span text:style-name="T23">Ogni qualvolta questa tipologia di eventi si verifica, vengono chiamate delle funzioni che andranno ad eseguire operazioni sull'oggetto canvas. La prima, </text:span><text:span text:style-name="T26">touchstart</text:span><text:span text:style-name="T23">, richiamerà la funzione </text:span><text:span text:style-name="T26">preDraw</text:span><text:span text:style-name="T23"> che effettuerà le operazioni di preparazione per la stesura del tratto. La seconda, </text:span><text:span text:style-name="T26">touchmove</text:span><text:span text:style-name="T23">, si occuperà invece di richiamare la funzione </text:span><text:span text:style-name="T26">draw</text:span><text:span text:style-name="T23"> che traccia effettivamente la linea. Entrambe queste operazioni, oltre che a disegnare il tratto, si occuperanno anche di definire gli elementi di un apposito array con le informazioni del tratto che si sta tracciando in un preciso istante. Le informazioni riguardano l'id univoco del tratto, i punti di cui è composto, lo spessore, il colore ed altre informazioni legate alle tracce audio in registrazione. L'utilizzo di un array per tenere traccia di tutto ciò è quindi fondamentale per tutte quelle operazioni che andranno poi a modificare l'area di disegno in quanto, una volta che il tratto è stato eseguito, questo si trasformerà in pixel all'interno del canvas e le informazioni ad esso legate non potranno più essere reperibili.</text:span></text:p>
      <text:p text:style-name="P45"><text:span text:style-name="T23">Un elenco più dettagliato delle operazioni legate alla stesura e modifica del tratto è disponibile all'interno del documento di Specifica tecnica.</text:span></text:p>
      <text:p text:style-name="P45"><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a xlink:type="simple" xlink:href="mailto:gquadrio@gmail.com"><text:span text:style-name="MT1">gquadrio@gmail.com</text:span></text:a><text:span text:style-name="MT1"> </text:span></text:p>
      </style:header>
      <style:footer>
        <text:p text:style-name="MP3">Specifica tecnica<text:tab/><text:tab/><text:span text:style-name="MT3"><text:page-number text:select-page="current">7</text:page-number></text:span><text:span text:style-name="MT4"> </text:span><text:span text:style-name="MT5">di</text:span><text:span text:style-name="MT4"> </text:span><text:span text:style-name="MT3"><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6T16:01:55</dc:date>
    <meta:editing-duration>PT7H47M52S</meta:editing-duration>
    <meta:editing-cycles>26</meta:editing-cycles>
    <meta:generator>LibreOffice/3.4$Unix LibreOffice_project/340m1$Build-402</meta:generator>
    <meta:document-statistic meta:table-count="1" meta:image-count="0" meta:object-count="0" meta:page-count="10" meta:paragraph-count="121" meta:word-count="2434" meta:character-count="16407" meta:non-whitespace-character-count="14087"/>
  </office:meta>
</office:document-meta>
</file>